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065,127,25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996,771,44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865,513,444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808,079,888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755,130,814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664,816,740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605,146,777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576,988,407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486,758,037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401,507,888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751,233,333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336,088,81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268,319,18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135,555,555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066,666,666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87,407,407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00,000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92,592,592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32,592,592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921,851,851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877,407,407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805,925,925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788,888,88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7:49.579882933</dc:date>
    <meta:editing-duration>PT5H39M5S</meta:editing-duration>
    <meta:editing-cycles>142</meta:editing-cycles>
    <meta:generator>LibreOffice/7.2.6.2$Linux_X86_64 LibreOffice_project/20$Build-2</meta:generator>
    <meta:document-statistic meta:table-count="1" meta:cell-count="48" meta:object-count="0"/>
  </office:meta>
</office:document-meta>
</file>